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מוטה מודגשת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  <style:text-properties fo:color="#000000" style:font-name="Comic Sans MS2" fo:font-size="12pt" fo:font-style="italic" style:font-size-asian="12pt" style:font-style-asian="italic" style:font-name-complex="Comic Sans MS2" style:font-size-complex="12pt" style:language-complex="he" style:country-complex="IL" style:font-style-complex="italic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2" fo:font-size="13pt" style:font-name-asian="Comic Sans MS" style:font-size-asian="13pt" style:font-name-complex="Comic Sans MS2" style:font-size-complex="13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2" fo:font-size="13pt" fo:font-style="italic" style:font-name-asian="Comic Sans MS" style:font-size-asian="13pt" style:font-style-asian="italic" style:font-name-complex="Comic Sans MS2" style:font-size-complex="13pt" style:font-style-complex="itali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2" fo:font-size="13pt" style:font-size-asian="13pt" style:font-name-complex="Comic Sans MS2" style:font-size-complex="13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2" style:font-name-complex="Comic Sans MS2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" fo:font-size="12pt" style:font-name-asian="Comic Sans MS" style:font-size-asian="12pt" style:font-name-complex="Comic Sans MS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12pt" style:font-name-asian="Comic Sans MS" style:font-size-asian="12pt" style:font-name-complex="Comic Sans MS" style:font-size-complex="12pt"/>
    </style:style>
    <style:style style:name="P9" style:family="paragraph" style:parent-style-name="Standard">
      <style:paragraph-properties fo:margin-top="0.3cm" fo:margin-bottom="0.199cm" fo:line-height="100%" fo:text-align="start" style:justify-single-word="false"/>
      <style:text-properties fo:font-variant="normal" fo:text-transform="none" fo:color="#000000" style:font-name="Comic Sans MS2" fo:font-size="13pt" fo:letter-spacing="normal" fo:font-style="normal" fo:font-weight="normal" style:font-name-asian="Comic Sans MS" style:font-size-asian="13pt" style:font-name-complex="Comic Sans MS2" style:font-size-complex="13pt"/>
    </style:style>
    <style:style style:name="P10" style:family="paragraph" style:parent-style-name="Standard">
      <style:paragraph-properties fo:margin-top="0.3cm" fo:margin-bottom="0.199cm" fo:line-height="100%" fo:text-align="start" style:justify-single-word="false"/>
      <style:text-properties fo:color="#000000" style:font-name="Comic Sans MS2" fo:font-size="13pt" style:font-name-asian="Comic Sans MS" style:font-size-asian="13pt" style:font-name-complex="Comic Sans MS2" style:font-size-complex="13pt"/>
    </style:style>
    <style:style style:name="P11" style:family="paragraph" style:parent-style-name="Text_20_body">
      <style:text-properties style:font-name="Comic Sans MS2" fo:font-size="13pt" style:font-size-asian="13pt" style:font-name-complex="Comic Sans MS2" style:font-size-complex="13pt"/>
    </style:style>
    <style:style style:name="P12" style:family="paragraph" style:parent-style-name="Text_20_body">
      <style:paragraph-properties fo:text-align="start" style:justify-single-word="false"/>
      <style:text-properties style:font-name="Comic Sans MS2" fo:font-size="13pt" style:font-size-asian="13pt" style:font-name-complex="Comic Sans MS2" style:font-size-complex="13pt"/>
    </style:style>
    <style:style style:name="P13" style:family="paragraph" style:parent-style-name="Text_20_body">
      <style:paragraph-properties fo:text-align="start" style:justify-single-word="false"/>
      <style:text-properties style:font-name="Comic Sans MS2" fo:font-size="13pt" style:font-size-asian="13pt" style:font-size-complex="13pt"/>
    </style:style>
    <style:style style:name="P14" style:family="paragraph" style:parent-style-name="Text_20_body">
      <style:paragraph-properties fo:text-align="center" style:justify-single-word="false"/>
      <style:text-properties style:font-name="Comic Sans MS2" fo:font-size="13pt" style:font-size-asian="13pt" style:font-size-complex="13pt"/>
    </style:style>
    <style:style style:name="P15" style:family="paragraph" style:parent-style-name="Text_20_body">
      <style:paragraph-properties fo:line-height="99%" fo:text-align="start" style:justify-single-word="false"/>
      <style:text-properties style:font-name="Comic Sans MS2" fo:font-size="13pt" style:font-size-asian="13pt" style:font-size-complex="13pt"/>
    </style:style>
    <style:style style:name="P16" style:family="paragraph" style:parent-style-name="Text_20_body">
      <style:paragraph-properties fo:text-align="start" style:justify-single-word="false"/>
      <style:text-properties style:font-name="Comic Sans MS2" style:font-name-complex="Comic Sans MS2"/>
    </style:style>
    <style:style style:name="P17" style:family="paragraph" style:parent-style-name="Heading_20_2">
      <style:text-properties fo:color="#000000" style:font-name="Comic Sans MS2" fo:font-size="15pt" fo:font-weight="bold" style:font-size-asian="15pt" style:font-weight-asian="bold" style:font-name-complex="Comic Sans MS2" style:font-size-complex="15pt" style:font-weight-complex="bold"/>
    </style:style>
    <style:style style:name="P18" style:family="paragraph" style:parent-style-name="Heading_20_2">
      <style:text-properties fo:font-variant="normal" fo:text-transform="none" fo:color="#000000" style:font-name="Comic Sans MS2" fo:font-size="15pt" fo:letter-spacing="normal" fo:font-style="normal" fo:font-weight="normal" style:font-name-asian="Comic Sans MS" style:font-size-asian="15pt" style:font-name-complex="Comic Sans MS2" style:font-size-complex="15pt"/>
    </style:style>
    <style:style style:name="P19" style:family="paragraph" style:parent-style-name="Quotations">
      <style:paragraph-properties fo:text-align="start" style:justify-single-word="false"/>
      <style:text-properties style:font-name="Comic Sans MS2" fo:font-size="13pt" style:font-size-asian="13pt" style:font-name-complex="Comic Sans MS2" style:font-size-complex="13pt"/>
    </style:style>
    <style:style style:name="P20" style:family="paragraph" style:parent-style-name="Text_20_body">
      <style:text-properties fo:color="#000000" style:font-name="Comic Sans MS2" style:font-name-complex="Comic Sans MS2" style:language-complex="he" style:country-complex="IL"/>
    </style:style>
    <style:style style:name="P21" style:family="paragraph" style:parent-style-name="Text_20_body">
      <style:paragraph-properties fo:text-align="center" style:justify-single-word="false"/>
      <style:text-properties fo:color="#000000" style:font-name="Comic Sans MS2" fo:font-size="36pt" fo:font-style="italic" style:font-size-asian="36pt" style:font-style-asian="italic" style:font-name-complex="Comic Sans MS2" style:font-size-complex="36pt" style:language-complex="he" style:country-complex="IL" style:font-style-complex="italic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00" fo:letter-spacing="normal" fo:font-style="normal" fo:font-weight="normal" style:font-name-asian="Comic Sans MS"/>
    </style:style>
    <style:style style:name="T4" style:family="text">
      <style:text-properties fo:font-variant="normal" fo:text-transform="none" fo:color="#000000" fo:font-size="13pt" fo:letter-spacing="normal" fo:font-style="normal" fo:font-weight="normal" style:font-name-asian="Comic Sans MS" style:font-size-asian="13pt" style:font-size-complex="13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style:font-name-asian="Comic Sans MS" style:font-size-asian="13pt" style:font-size-complex="13pt"/>
    </style:style>
    <style:style style:name="T10" style:family="text">
      <style:text-properties style:font-name="Comic Sans MS2" style:font-name-complex="Comic Sans MS2"/>
    </style:style>
    <style:style style:name="T11" style:family="text">
      <style:text-properties style:font-name-asian="Comic Sans MS"/>
    </style:style>
    <style:style style:name="T12" style:family="text">
      <style:text-properties fo:color="#000000"/>
    </style:style>
    <style:style style:name="T13" style:family="text">
      <style:text-properties fo:color="#000000" style:font-name="Comic Sans MS" fo:font-size="12pt" style:font-name-asian="Comic Sans MS" style:font-size-asian="12pt" style:font-name-complex="Comic Sans MS" style:font-size-complex="12pt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800000"/>
    </style:style>
    <style:style style:name="T16" style:family="text">
      <style:text-properties fo:color="#c0c0c0"/>
    </style:style>
    <style:style style:name="T17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/>
      <text:h text:style-name="P20" text:outline-level="2"/>
      <text:h text:style-name="P20" text:outline-level="2"/>
      <text:h text:style-name="P21" text:outline-level="2">Python</text:h>
      <text:h text:style-name="P21" text:outline-level="2">Video Tutoials</text:h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p text:style-name="P2"/>
      <text:p text:style-name="P2"/>
      <text:h text:style-name="P17" text:outline-level="2"><text:soft-page-break/>Chapter 1</text:h>
      <text:p text:style-name="P9">Installing PyDev under Eclipse:<text:line-break/>help → install new software → type:<text:line-break/>pydev.org/updates and choose pydev from the popup. Then mark 'v' on pydev (the first option)</text:p>
      <text:p text:style-name="P10"><text:span text:style-name="T1"><text:line-break/>#! /</text:span><text:span text:style-name="T2">usr</text:span><text:span text:style-name="T1">/bin/</text:span><text:span text:style-name="T2">python</text:span></text:p>
      <text:p text:style-name="P3">from math import sqrt</text:p>
      <text:p text:style-name="P3"/>
      <text:p text:style-name="P3">integerEx = 8</text:p>
      <text:p text:style-name="P3">longIntEx = 22000000000000000000000</text:p>
      <text:p text:style-name="P3">floatEx = 2.2</text:p>
      <text:p text:style-name="P3">stringEx = <text:span text:style-name="T6">"Hello"</text:span></text:p>
      <text:p text:style-name="P3">booleanEx = True</text:p>
      <text:p text:style-name="P3"/>
      <text:p text:style-name="P3"><text:soft-page-break/>print type(integerEx)<text:tab/># <text:span text:style-name="T7">&lt;type 'int'&gt;</text:span> <text:s text:c="5"/></text:p>
      <text:p text:style-name="P3">print type(longIntEx)<text:tab/># <text:span text:style-name="T7">&lt;type 'long'&gt;</text:span> <text:s text:c="7"/></text:p>
      <text:p text:style-name="P3">print type(floatEx)<text:tab/># <text:span text:style-name="T7">&lt;type 'float'&gt;</text:span> <text:s text:c="10"/></text:p>
      <text:p text:style-name="P3">print type(stringEx)<text:tab/># <text:span text:style-name="T7">&lt;type 'str'&gt;</text:span> <text:s text:c="7"/></text:p>
      <text:p text:style-name="P3">print type(booleanEx)<text:tab/># <text:span text:style-name="T7">&lt;type 'bool'&gt;</text:span><text:tab/> <text:s text:c="7"/></text:p>
      <text:p text:style-name="P3"/>
      <text:p text:style-name="P3"/>
      <text:p text:style-name="P3"># Boolean Examples</text:p>
      <text:p text:style-name="P3">booleanEx = True</text:p>
      <text:p text:style-name="P3">booleanTwo = False</text:p>
      <text:p text:style-name="P3">print booleanEx and booleanTwo<text:tab/>#<text:span text:style-name="T7">False</text:span></text:p>
      <text:p text:style-name="P3">print booleanEx or booleanTwo<text:tab/>#True<text:tab/></text:p>
      <text:p text:style-name="P3">print not booleanTwo<text:tab/><text:tab/><text:tab/>#True</text:p>
      <text:p text:style-name="P3"/>
      <text:p text:style-name="P3"># Number Examples</text:p>
      <text:p text:style-name="P3">intOne = 7</text:p>
      <text:p text:style-name="P3">intTwo = 99</text:p>
      <text:p text:style-name="P3">floatOne = 7.9</text:p>
      <text:p text:style-name="P3"><text:soft-page-break/>floatTwo = 9.8</text:p>
      <text:p text:style-name="P3">print intTwo / intOne <text:tab/><text:tab/><text:tab/># 14</text:p>
      <text:p text:style-name="P3">print float(intTwo) / float(intOne) # <text:span text:style-name="T7">14.14</text:span></text:p>
      <text:p text:style-name="P3">print int(floatOne)<text:tab/><text:tab/><text:tab/># <text:span text:style-name="T7">7</text:span></text:p>
      <text:p text:style-name="P3">print int(booleanTwo)<text:tab/><text:tab/><text:tab/># 0</text:p>
      <text:p text:style-name="P3">print intTwo % intOne<text:tab/><text:tab/><text:tab/># 1</text:p>
      <text:p text:style-name="P3">print intOne ** intTwo<text:tab/><text:tab/><text:tab/># pow</text:p>
      <text:p text:style-name="P6"><text:span text:style-name="T9">print id(floatOne) # </text:span><text:span text:style-name="T7">Return the "identity” of an object. This is an integer (or long integer) which is guaranteed to be unique and constant for this object during its lifetime </text:span></text:p>
      <text:p text:style-name="P3"/>
      <text:p text:style-name="P3"># Math Modules</text:p>
      <text:p text:style-name="P3">print sqrt(intOne)</text:p>
      <text:p text:style-name="P3"/>
      <text:p text:style-name="P3"># Input from users</text:p>
      <text:p text:style-name="P3">asw = raw_input(<text:span text:style-name="T6">"What is your name? "</text:span>)</text:p>
      <text:p text:style-name="P3">print <text:span text:style-name="T6">"Hello "</text:span> + asw <text:tab/><text:tab/># <text:span text:style-name="T7">Hello ilan</text:span></text:p>
      <text:p text:style-name="P3"/>
      <text:p text:style-name="P3"><text:soft-page-break/># String Basics</text:p>
      <text:p text:style-name="P3">strOne = <text:span text:style-name="T6">"Hello"</text:span></text:p>
      <text:p text:style-name="P3">strTwo = <text:span text:style-name="T6">"World"</text:span></text:p>
      <text:p text:style-name="P3">print strOne, strTwo <text:tab/><text:tab/>#<text:span text:style-name="T7">Hello World</text:span></text:p>
      <text:p text:style-name="P3">print strOne + strTwo<text:tab/><text:tab/>#<text:span text:style-name="T7">HelloWorld</text:span></text:p>
      <text:p text:style-name="P3">longStr = <text:span text:style-name="T6">'''This is a very long string that </text:span></text:p>
      <text:p text:style-name="P4">goes on forever and ever'''</text:p>
      <text:p text:style-name="P3">print longStr[0:3]<text:tab/><text:tab/># Thi</text:p>
      <text:p text:style-name="P3"/>
      <text:p text:style-name="P3">Literal strings:</text:p>
      <text:p text:style-name="P4">''' \\ <text:s text:c="4"/>Backslash </text:p>
      <text:p text:style-name="P4"><text:s text:c="4"/>\' <text:s text:c="4"/>Single quote </text:p>
      <text:p text:style-name="P4"><text:s text:c="3"/>\" <text:s text:c="4"/>Double quote </text:p>
      <text:p text:style-name="P4"><text:s text:c="3"/>\n <text:s text:c="4"/>ASCII <text:span text:style-name="T5">Linefeed</text:span></text:p>
      <text:p text:style-name="P4">'''</text:p>
      <text:p text:style-name="P3"/>
      <text:p text:style-name="P3">if __name__ == <text:span text:style-name="T6">"__main__"</text:span>:</text:p>
      <text:p text:style-name="P5"><text:span text:style-name="T11"><text:s text:c="4"/></text:span><text:span text:style-name="T11">pass</text:span></text:p>
      <text:h text:style-name="P18" text:outline-level="2"><text:soft-page-break/>Chapter 2</text:h>
      <text:p text:style-name="P11">#! /usr/bin/python</text:p>
      <text:p text:style-name="P11">Tuples:<text:line-break/>tupleEx = ('Derek', 35, 'Pittsburgh', 'PA')</text:p>
      <text:p text:style-name="P11">print("First element is ", tupleEx[0])</text:p>
      <text:p text:style-name="P12">smTuple = (66,) <text:tab/><text:tab/># Notice the ','<text:line-break/>print smTuple <text:tab/><text:tab/># (66,)</text:p>
      <text:p text:style-name="P12">tupleFunc = tuple('abcde')<text:line-break/>print tupleFunc</text:p>
      <text:p text:style-name="P19"><text:tab/> <text:s text:c="5"/># ('a', 'b', 'c', 'd', 'e')</text:p>
      <text:p text:style-name="P12"><text:line-break/><text:line-break/><text:line-break/># That's it tuples don't have methods</text:p>
      <text:p text:style-name="P12"><text:soft-page-break/>Lists:<text:line-break/>listEx = ['Derek', 35, 'Pittsburgh', 'PA']</text:p>
      <text:p text:style-name="P12"># Slicing</text:p>
      <text:p text:style-name="P12">print listEx[0:2] <text:line-break/>print listEx[-1] <text:s text:c="4"/># Prints the last value<text:line-break/>listNum = [1,2,3,4,5,6,7,8,9,10]<text:line-break/>print listNum[-3:] <text:s text:c="2"/><text:tab/> # [8,9,10]<text:line-break/>print listNum[:3] <text:tab/> <text:tab/># <text:s/>[1,2,3]<text:line-break/>print listNum[1:10:2] <text:s text:c="3"/># <text:s/>[2,4,6,8]<text:line-break/>print len(listNum) <text:tab/># 10<text:line-break/>print min(listNum) <text:tab/># 1 <text:line-break/>print max(listNum) <text:s text:c="6"/># 10</text:p>
      <text:p text:style-name="P12">listName = list('Fred') # ['F', 'r', 'e', 'd']<text:line-break/>listName[4:] = list('dy') # Adds 'dy'to list<text:line-break/><text:line-break/><text:soft-page-break/>listEx3 = [1,2,3,4] <text:s text:c="2"/><text:line-break/>listEx3[1] = 5 <text:tab/><text:tab/># [1, 5, 3, 4]<text:line-break/>del listEx3[1] <text:s text:c="14"/># [1, 3, 4]</text:p>
      <text:p text:style-name="P12"><text:line-break/></text:p>
      <text:p text:style-name="P12"># List Methods</text:p>
      <text:p text:style-name="P12">listEx = ['Derek', 35, 'Pittsburgh', 'PA']<text:line-break/>listEx.append("Joy”) <text:line-break/>print(listEx[4])<text:line-break/>listEx.remove("Joy”) # Removes the first <text:line-break/> <text:s text:c="20"/>value of "Joy” from the List<text:line-break/>print(listEx) <text:line-break/> <text:s text:c="4"/># ['Derek', 35, 'Pittsburgh', 'PA']<text:line-break/>listEx.remove(listEx[3]) <text:line-break/> <text:s text:c="3"/># ['Derek', 35, 'Pittsburgh']</text:p>
      <text:p text:style-name="P12"><text:soft-page-break/>listEx.insert(2, 'PA') <text:line-break/> <text:s text:c="2"/># ['Derek', 35, 'PA', 'Pittsburgh']</text:p>
      <text:p text:style-name="P12">listEx2 = ['f', 'e', 'c', 'd', 'a', 'b']<text:line-break/>listEx2.sort() <text:line-break/>listEx2.reverse() </text:p>
      <text:p text:style-name="P12"><text:line-break/><text:line-break/><text:line-break/><text:line-break/><text:line-break/><text:line-break/># Create a multi-dimension List</text:p>
      <text:p text:style-name="P12">listEx3 = [['a','b','c'], ['d','e','f'], <text:line-break/> <text:s text:c="13"/>['g','h','i'], ]</text:p>
      <text:p text:style-name="P12">print(listEx3[2][1]) <text:s text:c="2"/># h</text:p>
      <text:p text:style-name="P12"><text:soft-page-break/># Dictionary</text:p>
      <text:p text:style-name="P12">dictEx = ({"Age":35, "Height":"6'3",<text:line-break/> <text:s text:c="14"/>"Weight":169}) </text:p>
      <text:p text:style-name="P12">print(dictEx.get("Height")) # 6'3</text:p>
      <text:p text:style-name="P16"><text:span text:style-name="T8">print(dictEx.items()) <text:s/></text:span><text:span text:style-name="T4"><text:line-break/> <text:s text:c="7"/># [('Age', 35), ('Weight', 169),<text:line-break/> <text:s text:c="12"/>('Height', "6'3")] </text:span></text:p>
      <text:p text:style-name="P12">print(dictEx.values()) <text:s/># <text:span text:style-name="T3">[35, 169, "6'3"]</text:span></text:p>
      <text:p text:style-name="P12"><text:span text:style-name="T3">print(dictEx.keys()) <text:line-break/> <text:s text:c="3"/># [</text:span><text:span text:style-name="T3">'Age'</text:span><text:span text:style-name="T3">, </text:span><text:span text:style-name="T3">'Weight'</text:span><text:span text:style-name="T3">, </text:span><text:span text:style-name="T3">'Height'</text:span><text:span text:style-name="T3">]</text:span></text:p>
      <text:p text:style-name="P12">dictEx.pop("Height”) # Deletes the key and value, where the key equals 'Height'</text:p>
      <text:p text:style-name="P12">print(dictEx)<text:line-break/> </text:p>
      <text:h text:style-name="Heading_20_2" text:outline-level="2"><text:soft-page-break/>Chapter 3</text:h>
      <text:p text:style-name="P12">import math<text:line-break/>strName = 'Bob'<text:line-break/>floatAge = 35.4<text:line-break/>charSex = 'M'<text:line-break/>intKids = 2<text:line-break/>boolMarried = True</text:p>
      <text:p text:style-name="P12">print '%s is %f years old' % (strName, floatAge) # Bob is 35.4000 years old<text:line-break/>print '%s is %.1f years old' % (strName, floatAge) # Bob is 35.4 years old</text:p>
      <text:p text:style-name="P12">print 'Sex: %c' % (charSex)</text:p>
      <text:p text:style-name="P12">print 'He has %d kids and said it\'s %s he is married' % (intKids,boolMarried)</text:p>
      <text:p text:style-name="P12"/>
      <text:p text:style-name="P12"><text:soft-page-break/># Formatting Output Further</text:p>
      <text:p text:style-name="P12">print '%.15f' %(math.pi) <text:s/><text:line-break/>#<text:span text:style-name="T13">3.141592653589793 – 15 characters accur.</text:span></text:p>
      <text:p text:style-name="P12">print '%20f' %(math.pi)</text:p>
      <text:p text:style-name="P12">#<text:span text:style-name="T13"> <text:s text:c="11"/>3.141593 <text:s/>- 20 char field size</text:span></text:p>
      <text:p text:style-name="P12">print '%20.15f' %(math.pi)<text:line-break/># <text:s/><text:span text:style-name="T13"><text:s/>3.141592653589793<text:line-break/># 20 characters left justify</text:span></text:p>
      <text:p text:style-name="P12">print '%-25.15f is value of pi' %(math.pi)<text:line-break/><text:span text:style-name="T13"># 25 characters right justify<text:line-break/># 15 digits accuracy</text:span></text:p>
      <text:p text:style-name="P12"><text:line-break/><text:line-break/><text:line-break/><text:soft-page-break/><text:line-break/># String Methods</text:p>
      <text:p text:style-name="P12">bigString = 'Here is a long string that I will be messing with'</text:p>
      <text:p text:style-name="P12">print bigString[1:20:2] <text:s/># <text:span text:style-name="T13">eei <text:s/>ogsrn</text:span></text:p>
      <text:p text:style-name="P12">print bigString.find('string')<text:line-break/># 15 is index of first location of 'string'</text:p>
      <text:p text:style-name="P12">print bigString.find('massive') # -1</text:p>
      <text:p text:style-name="P12">print bigString.count('e') <text:s text:c="7"/># 4</text:p>
      <text:p text:style-name="P12">print bigString.count('e', 4) <text:line-break/># 2 (from index 4)</text:p>
      <text:p text:style-name="P12">print bigString.count('e', 0, 20)<text:line-break/># 0 (from index 0 to index 20)<text:line-break/>copyStr = tuple(bigString) # <text:span text:style-name="T13">('H', 'e'...)</text:span></text:p>
      <text:p text:style-name="P12"><text:soft-page-break/>print <text:span text:style-name="T10">"</text:span>.join(copyStr) # he...</text:p>
      <text:p text:style-name="P12">print ', '.join(copyStr) <text:s/># h, e, ...</text:p>
      <text:p text:style-name="P12">print bigString.lower()</text:p>
      <text:p text:style-name="P12">print bigString.upper()</text:p>
      <text:p text:style-name="P12">print bigString.replace('long','small')</text:p>
      <text:p text:style-name="P12">print bigString.split(' ')</text:p>
      <text:p text:style-name="P12"><text:line-break/>randomWhite = ' <text:s text:c="6"/>This string has random white space <text:s text:c="5"/>'</text:p>
      <text:p text:style-name="P12">print randomWhite.strip() # strip blanks from left and right side</text:p>
      <text:p text:style-name="P12"/>
      <text:p text:style-name="P12"/>
      <text:p text:style-name="P12"/>
      <text:h text:style-name="Heading_20_2" text:outline-level="2"><text:soft-page-break/>Chapter 4</text:h>
      <text:p text:style-name="P13">Case statement doesn't exist in python. Instead use:<text:line-break/>if (condision):<text:line-break/> <text:s text:c="3"/>statement<text:line-break/>elif (condition):<text:line-break/> <text:s text:c="3"/>statement<text:line-break/>else:<text:line-break/> statement</text:p>
      <text:p text:style-name="P13"><text:line-break/>x, y = <text:s/>1, 0</text:p>
      <text:p text:style-name="P13">a = 'x is less than y' if x &lt; y else 'x is bigger than y'<text:line-break/></text:p>
      <text:p text:style-name="P14"/>
      <text:h text:style-name="Heading_20_2" text:outline-level="2"><text:soft-page-break/>Chapter 5</text:h>
      <text:p text:style-name="P15">x += 1<text:line-break/><text:line-break/>listEx[:] = range(1,31)</text:p>
      <text:p text:style-name="P15">for i in listEx:<text:line-break/><text:tab/>if (i%2) == 0:<text:line-break/><text:tab/><text:tab/>continue<text:line-break/><text:tab/>else:<text:line-break/><text:tab/><text:tab/>print i</text:p>
      <text:p text:style-name="P15"><text:line-break/>for i in listEx:<text:line-break/> <text:s text:c="3"/>if (i%2) == 0:<text:line-break/><text:tab/>continue</text:p>
      <text:p text:style-name="P15"><text:s text:c="4"/>elif i == 25:</text:p>
      <text:p text:style-name="P15"><text:tab/>break</text:p>
      <text:p text:style-name="P15"><text:s text:c="4"/>else:<text:line-break/> <text:s text:c="7"/>print i,</text:p>
      <text:h text:style-name="Heading_20_2" text:outline-level="2"><text:soft-page-break/>Chapter 6</text:h>
      <text:p text:style-name="P8"><text:span text:style-name="T12">globalVariable = </text:span><text:span text:style-name="T15">10</text:span></text:p>
      <text:p text:style-name="P8"><text:span text:style-name="T12"><text:s/></text:span><text:span text:style-name="T16"># you can not change global variable inside a <text:s/>function</text:span></text:p>
      <text:p text:style-name="P8"/>
      <text:p text:style-name="P8"><text:span text:style-name="T17">def</text:span><text:span text:style-name="T12"> </text:span><text:span text:style-name="T14">addUndefNums</text:span><text:span text:style-name="T12">(*args):</text:span></text:p>
      <text:p text:style-name="P8"><text:span text:style-name="T12"><text:s text:c="4"/></text:span><text:span text:style-name="T16"># Adds unlimit numbers passed to it</text:span></text:p>
      <text:p text:style-name="P8"><text:span text:style-name="T12"><text:s text:c="4"/>finalValue = </text:span><text:span text:style-name="T15">0</text:span></text:p>
      <text:p text:style-name="P8"><text:span text:style-name="T12"><text:s text:c="4"/></text:span><text:span text:style-name="T17">if</text:span><text:span text:style-name="T12"> args:</text:span></text:p>
      <text:p text:style-name="P8"><text:span text:style-name="T12"><text:s text:c="8"/></text:span><text:span text:style-name="T17">for</text:span><text:span text:style-name="T12"> i </text:span><text:span text:style-name="T17">in</text:span><text:span text:style-name="T12"> args:</text:span></text:p>
      <text:p text:style-name="P7"><text:s text:c="12"/>finalValue += i</text:p>
      <text:p text:style-name="P8"><text:span text:style-name="T12"><text:s text:c="8"/></text:span><text:span text:style-name="T17">return</text:span><text:span text:style-name="T12"> finalValue</text:span></text:p>
      <text:p text:style-name="P8"><text:span text:style-name="T12"><text:s text:c="4"/></text:span><text:span text:style-name="T17">else</text:span><text:span text:style-name="T12">:</text:span></text:p>
      <text:p text:style-name="P8"><text:span text:style-name="T12"><text:s text:c="8"/></text:span><text:span text:style-name="T17">return</text:span><text:span text:style-name="T12"> finalValue</text:span></text:p>
      <text:p text:style-name="P8"/>
      <text:p text:style-name="P8"/>
      <text:p text:style-name="P8"/>
      <text:p text:style-name="P8"/>
      <text:p text:style-name="P8"/>
      <text:h text:style-name="Heading_20_2" text:outline-level="2"><text:soft-page-break/>Chapter 7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מוטה מודגשת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69cm" fo:line-height="115%" fo:text-align="justify" style:justify-single-word="false" fo:orphans="2" fo:widows="2" fo:hyphenation-ladder-count="1" style:page-number="auto" fo:background-color="transparent" style:shadow="none">
        <style:tab-stops/>
        <style:background-image/>
      </style:paragraph-properties>
      <style:text-properties style:font-name="Arial1" fo:font-size="10.5pt" style:font-name-complex="Arial1" style:font-size-complex="10.5pt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chapter" style:master-page-name="">
      <style:paragraph-properties fo:margin-top="0.499cm" fo:margin-bottom="0.199cm" fo:line-height="115%" fo:text-align="center" style:justify-single-word="false" style:page-number="auto" fo:background-color="transparent" fo:padding="0cm" fo:border-left="none" fo:border-right="none" fo:border-top="none" fo:border-bottom="0.51pt solid #000000" style:shadow="none" fo:keep-with-next="always">
        <style:background-image/>
      </style:paragraph-properties>
      <style:text-properties style:font-name="Arial" fo:font-size="130%" fo:font-style="normal" fo:font-weight="bold" style:font-name-asian="Arial Unicode MS" style:font-size-asian="18pt" style:font-weight-asian="bold" style:font-name-complex="Tahoma" style:font-size-complex="130%" style:font-style-complex="normal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cm" fo:border-left="none" fo:border-right="none" fo:border-top="none" fo:border-bottom="0.06pt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Comic Sans MS1"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7.64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8.6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9.13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page-layout style:name="Mpm1">
      <style:page-layout-properties fo:page-width="10.5cm" fo:page-height="14.801cm" style:num-format="1" style:print-orientation="portrait" fo:margin-top="1cm" fo:margin-bottom="1.3cm" fo:margin-left="0.681cm" fo:margin-right="0.68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righ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number:date-style style:name="N110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[Shavit Ilan]<text:tab/><text:page-number text:select-page="current">4</text:page-number><text:tab/><text:date style:data-style-name="N110" text:date-value="2012-03-30T23:52:10">30/3/2012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4T18:25:33.21</meta:creation-date>
    <dc:title>Kindle Template</dc:title>
    <meta:editing-duration>PT6H4M57S</meta:editing-duration>
    <meta:editing-cycles>124</meta:editing-cycles>
    <meta:generator>LibreOffice/3.5$Linux_x86 LibreOffice_project/dc9775d-05ecbee-0851ad3-1586698-727bf66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12-03-30T23:52:10</dc:date>
    <meta:printed-by>Ilan </meta:printed-by>
    <meta:print-date>2010-12-24T19:41:00.68</meta:print-date>
    <dc:creator>Ilan </dc:creator>
    <meta:document-statistic meta:table-count="0" meta:image-count="0" meta:object-count="0" meta:page-count="18" meta:paragraph-count="135" meta:word-count="831" meta:character-count="5533" meta:non-whitespace-character-count="4427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